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8048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07edf0" officeooo:paragraph-rsid="0007edf0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sale in records"&gt;</text:placeholder></text:p>
      <text:p text:style-name="P5"><text:placeholder text:placeholder-type="text">&lt;set_lang(sale.party.lang and sale.party.lang.code or 'en')&gt;</text:placeholder><text:placeholder text:placeholder-type="text">&lt;sale.set_lang(sale.party.lang and sale.party.lang.code or 'en')&gt;</text:placeholder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vat_code"&gt;</text:placeholder></text:p>
      <text:p text:style-name="P4">VAT: <text:placeholder text:placeholder-type="text">&lt;sale.party.vat_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sale.state == 'draft'"&gt;</text:placeholder></text:p>
      <text:p text:style-name="P16">Draft Sale Order</text:p>
      <text:p text:style-name="P11"><text:placeholder text:placeholder-type="text">&lt;/when&gt;</text:placeholder></text:p>
      <text:p text:style-name="P11"><text:placeholder text:placeholder-type="text">&lt;when test="sale.state == 'quotation'"&gt;</text:placeholder></text:p>
      <text:p text:style-name="P16">Quotation N°: <text:placeholder text:placeholder-type="text">&lt;sal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Sale Order N°: <text:placeholder text:placeholder-type="text">&lt;sale.number&gt;</text:placeholder></text:p>
      <text:p text:style-name="P11"><text:placeholder text:placeholder-type="text">&lt;/otherwise&gt;</text:placeholder></text:p>
      <text:p text:style-name="P11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P12">Reference: <text:placeholder text:placeholder-type="text">&lt;sale.reference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sale.party.lang, digits=line.__class__.unit_price.digits[1], monetary=sal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0" meta:word-count="195" meta:character-count="2133" meta:non-whitespace-character-count="2018"/>
    <meta:user-defined meta:name="Info 1"/>
    <meta:user-defined meta:name="Info 2"/>
    <meta:user-defined meta:name="Info 3"/>
    <meta:user-defined meta:name="Info 4"/>
  </office:meta>
</office:document-meta>
</file>